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10.5pt" style:font-size-complex="10.5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T1" style:family="text">
      <style:text-properties fo:font-size="9pt" style:font-size-asian="10.5pt" style:font-size-complex="10.5pt"/>
    </style:style>
    <style:style style:name="T2" style:family="text">
      <style:text-properties fo:color="#000000" style:text-outline="false" style:text-line-through-style="none" fo:font-family="Consolas" style:font-family-generic="swiss" style:font-pitch="fixed" fo:font-size="9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/>
    </style:style>
    <style:style style:name="T4" style:family="text">
      <style:text-properties fo:color="#000000" style:text-outline="false" style:text-line-through-style="none" fo:font-family="Consolas" style:font-family-generic="swiss" style:font-pitch="fixed" fo:font-size="10.5pt" fo:font-style="normal" fo:text-shadow="none" style:text-underline-style="none" fo:font-weight="normal" style:letter-kerning="true" style:font-family-asian="Consolas" style:font-family-generic-asian="swiss" style:font-pitch-asian="fixed" style:font-size-asian="10.5pt" style:font-style-asian="normal" style:font-weight-asian="normal" style:font-family-complex="Consolas" style:font-family-generic-complex="swiss" style:font-pitch-complex="fixed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000000" style:text-outline="false" style:text-line-through-style="none" fo:font-family="Consolas" style:font-family-generic="swiss" style:font-pitch="fixed" fo:font-size="9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Consolas" style:font-family-generic="swiss" style:font-pitch="fixed" fo:font-size="9pt" fo:font-style="normal" fo:text-shadow="none" style:text-underline-style="none" fo:font-weight="normal" style:letter-kerning="true" style:font-family-asian="Consolas" style:font-family-generic-asian="swiss" style:font-pitch-asian="fixed" style:font-size-asian="10.5pt" style:font-style-asian="normal" style:font-weight-asian="normal" style:font-family-complex="Consolas" style:font-family-generic-complex="swiss" style:font-pitch-complex="fixed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resenter Session State Transition Diagram" draw:style-name="dp1" draw:master-page-name="Default">
        <draw:custom-shape draw:style-name="gr1" draw:text-style-name="P2" xml:id="id2" draw:id="id2" draw:layer="layout" svg:width="1.779cm" svg:height="1.779cm" svg:x="4.761cm" svg:y="2.8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779cm" svg:height="1.779cm" svg:x="4.761cm" svg:y="6.005cm">
          <text:p text:style-name="P1"><text:span text:style-name="T1">re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779cm" svg:height="1.779cm" svg:x="4.761cm" svg:y="9.211cm">
          <text:p text:style-name="P1"><text:span text:style-name="T1">reg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779cm" svg:height="1.779cm" svg:x="4.761cm" svg:y="15.621cm">
          <text:p text:style-name="P1"><text:span text:style-name="T1">cl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779cm" svg:height="1.779cm" svg:x="11.921cm" svg:y="7.621cm">
          <text:p text:style-name="P1"><text:span text:style-name="T1">disc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466cm" svg:height="0.48cm" svg:x="4.417cm" svg:y="4.799cm">
          <text:p text:style-name="P1"><text:span text:style-name="T1">regSes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2.466cm" svg:height="0.48cm" svg:x="4.417cm" svg:y="7.999cm">
          <text:p><text:span text:style-name="T2">regSeshRslt</text:span><text:span text:style-name="T3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467cm" svg:height="0.48cm" svg:x="4.417cm" svg:y="14.498cm">
          <text:p><text:span text:style-name="T2">clsSeshRslt</text:span><text:span text:style-name="T3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466cm" svg:height="0.48cm" svg:x="4.417cm" svg:y="11.298cm">
          <text:p text:style-name="P1"><text:span text:style-name="T1">clsSes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2.466cm" svg:height="0.48cm" svg:x="8.5cm" svg:y="8.27cm">
          <text:p text:style-name="P1"><text:span text:style-name="T1">discn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draw:line-skew="-0.056cm" svg:x1="4.417cm" svg:y1="8.239cm" svg:x2="4.761cm" svg:y2="3.689cm" draw:start-shape="id1" draw:start-glue-point="3" draw:end-shape="id2" draw:end-glue-point="6" svg:d="m4417 8239c-835 0-1007-4550 344-4550" svg:viewBox="0 0 994 4551">
          <text:p/>
        </draw:connector>
        <draw:custom-shape draw:style-name="gr1" draw:text-style-name="P2" xml:id="id7" draw:id="id7" draw:layer="layout" svg:width="1.779cm" svg:height="1.779cm" svg:x="4.761cm" svg:y="12.416cm">
          <text:p text:style-name="P1"><text:span text:style-name="T1">cl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1.53cm" svg:x1="4.417cm" svg:y1="14.738cm" svg:x2="4.761cm" svg:y2="3.689cm" draw:start-shape="id3" draw:start-glue-point="3" draw:end-shape="id2" draw:end-glue-point="6" svg:d="m4417 14738c-3048 0-3220-11049 344-11049" svg:viewBox="0 0 2653 11050">
          <text:p/>
        </draw:connector>
        <draw:connector draw:style-name="gr3" draw:text-style-name="P1" draw:layer="layout" draw:type="curve" svg:x1="6.54cm" svg:y1="3.689cm" svg:x2="8.5cm" svg:y2="8.51cm" draw:start-shape="id2" draw:start-glue-point="10" draw:end-shape="id4" draw:end-glue-point="3" svg:d="m6540 3689c1470 0 490 4821 1960 4821" svg:viewBox="0 0 1961 4822">
          <text:p/>
        </draw:connector>
        <draw:connector draw:style-name="gr3" draw:text-style-name="P1" draw:layer="layout" draw:type="curve" svg:x1="6.54cm" svg:y1="6.894cm" svg:x2="8.5cm" svg:y2="8.51cm" draw:start-shape="id5" draw:start-glue-point="10" draw:end-shape="id4" svg:d="m6540 6894c1470 0 490 1616 1960 1616" svg:viewBox="0 0 1961 1617">
          <text:p/>
        </draw:connector>
        <draw:connector draw:style-name="gr3" draw:text-style-name="P1" draw:layer="layout" draw:type="curve" svg:x1="6.54cm" svg:y1="10.1cm" svg:x2="8.5cm" svg:y2="8.51cm" draw:start-shape="id6" draw:start-glue-point="10" draw:end-shape="id4" svg:d="m6540 10100c1470 0 490-1590 1960-1590" svg:viewBox="0 0 1961 1591">
          <text:p/>
        </draw:connector>
        <draw:connector draw:style-name="gr3" draw:text-style-name="P1" draw:layer="layout" draw:type="curve" svg:x1="6.54cm" svg:y1="13.305cm" svg:x2="8.5cm" svg:y2="8.51cm" draw:start-shape="id7" draw:start-glue-point="10" draw:end-shape="id4" svg:d="m6540 13305c1470 0 490-4795 1960-4795" svg:viewBox="0 0 1961 4796">
          <text:p/>
        </draw:connector>
        <draw:custom-shape draw:style-name="gr1" draw:text-style-name="P3" xml:id="id8" draw:id="id8" draw:layer="layout" svg:width="2.466cm" svg:height="0.48cm" svg:x="4.417cm" svg:y="1.52cm">
          <text:p><text:span text:style-name="T4">PrestrSesh</text:span><text:span text:style-name="T5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65cm" svg:y1="2cm" svg:x2="5.65cm" svg:y2="2.8cm" draw:start-shape="id8" draw:start-glue-point="2" draw:end-shape="id2" svg:d="m5650 2000v800" svg:viewBox="0 0 1 801">
          <text:p/>
        </draw:connector>
        <draw:connector draw:style-name="gr2" draw:text-style-name="P1" draw:layer="layout" draw:type="line" svg:x1="5.65cm" svg:y1="5.279cm" svg:x2="5.65cm" svg:y2="6.005cm" draw:start-shape="id9" draw:start-glue-point="2" draw:end-shape="id5" draw:end-glue-point="4" svg:d="m5650 5279v726" svg:viewBox="0 0 1 727">
          <text:p/>
        </draw:connector>
        <draw:connector draw:style-name="gr2" draw:text-style-name="P1" draw:layer="layout" draw:type="line" svg:x1="5.65cm" svg:y1="8.479cm" svg:x2="5.65cm" svg:y2="9.211cm" draw:start-shape="id1" draw:start-glue-point="2" draw:end-shape="id6" draw:end-glue-point="4" svg:d="m5650 8479v732" svg:viewBox="0 0 1 733">
          <text:p/>
        </draw:connector>
        <draw:connector draw:style-name="gr2" draw:text-style-name="P1" draw:layer="layout" draw:type="line" svg:x1="5.65cm" svg:y1="11.778cm" svg:x2="5.65cm" svg:y2="12.416cm" draw:start-shape="id10" draw:start-glue-point="2" draw:end-shape="id7" draw:end-glue-point="4" svg:d="m5650 11778v638" svg:viewBox="0 0 1 639">
          <text:p/>
        </draw:connector>
        <draw:connector draw:style-name="gr2" draw:text-style-name="P1" draw:layer="layout" draw:type="line" svg:x1="5.65cm" svg:y1="14.978cm" svg:x2="5.65cm" svg:y2="15.621cm" draw:start-shape="id3" draw:start-glue-point="2" draw:end-shape="id11" draw:end-glue-point="4" svg:d="m5650 14978v643" svg:viewBox="0 0 1 644">
          <text:p/>
        </draw:connector>
        <draw:connector draw:style-name="gr2" draw:text-style-name="P1" draw:layer="layout" draw:type="line" svg:x1="10.966cm" svg:y1="8.51cm" svg:x2="11.921cm" svg:y2="8.51cm" draw:start-shape="id4" draw:start-glue-point="1" draw:end-shape="id12" draw:end-glue-point="6" svg:d="m10966 8510h955" svg:viewBox="0 0 956 1">
          <text:p/>
        </draw:connector>
        <draw:connector draw:style-name="gr3" draw:text-style-name="P1" draw:layer="layout" draw:type="line" svg:x1="5.65cm" svg:y1="4.579cm" svg:x2="5.65cm" svg:y2="4.799cm" draw:start-shape="id2" draw:start-glue-point="8" draw:end-shape="id9" draw:end-glue-point="0" svg:d="m5650 4579v220" svg:viewBox="0 0 1 221">
          <text:p/>
        </draw:connector>
        <draw:connector draw:style-name="gr3" draw:text-style-name="P1" draw:layer="layout" draw:type="line" svg:x1="5.65cm" svg:y1="7.784cm" svg:x2="5.65cm" svg:y2="7.999cm" draw:start-shape="id5" draw:start-glue-point="8" draw:end-shape="id1" draw:end-glue-point="0" svg:d="m5650 7784v215" svg:viewBox="0 0 1 216">
          <text:p/>
        </draw:connector>
        <draw:connector draw:style-name="gr3" draw:text-style-name="P1" draw:layer="layout" draw:type="line" svg:x1="5.65cm" svg:y1="10.99cm" svg:x2="5.65cm" svg:y2="11.298cm" draw:start-shape="id6" draw:start-glue-point="8" draw:end-shape="id10" draw:end-glue-point="0" svg:d="m5650 10990v308" svg:viewBox="0 0 1 309">
          <text:p/>
        </draw:connector>
        <draw:connector draw:style-name="gr3" draw:text-style-name="P1" draw:layer="layout" draw:type="line" svg:x1="5.65cm" svg:y1="14.195cm" svg:x2="5.65cm" svg:y2="14.498cm" draw:start-shape="id7" draw:start-glue-point="8" draw:end-shape="id3" draw:end-glue-point="0" svg:d="m5650 14195v303" svg:viewBox="0 0 1 304">
          <text:p/>
        </draw:connector>
      </draw:page>
      <draw:page draw:name="Presenter Channel State Transition Diagram" draw:style-name="dp1" draw:master-page-name="Default">
        <draw:custom-shape draw:style-name="gr1" draw:text-style-name="P2" xml:id="id14" draw:id="id14" draw:layer="layout" svg:width="1.779cm" svg:height="1.779cm" svg:x="3.042cm" svg:y="2.8cm">
          <text:p text:style-name="P1"><text:span text:style-name="T1">re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779cm" svg:height="1.779cm" svg:x="3.042cm" svg:y="6.005cm">
          <text:p text:style-name="P1"><text:span text:style-name="T1">reg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1.779cm" svg:height="1.779cm" svg:x="3.042cm" svg:y="9.211cm">
          <text:p text:style-name="P1"><text:span text:style-name="T1">cl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1.779cm" svg:height="1.779cm" svg:x="10.202cm" svg:y="7.621cm">
          <text:p text:style-name="P1"><text:span text:style-name="T1">disc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2.466cm" svg:height="0.48cm" svg:x="2.698cm" svg:y="4.799cm">
          <text:p text:style-name="P1"><text:span text:style-name="T1">regSes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2.466cm" svg:height="0.48cm" svg:x="2.698cm" svg:y="7.999cm">
          <text:p text:style-name="P4"><text:span text:style-name="T6">clsChn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1" draw:id="id21" draw:layer="layout" svg:width="2.466cm" svg:height="0.48cm" svg:x="2.698cm" svg:y="11.298cm">
          <text:p text:style-name="P4"><text:span text:style-name="T7">chnlCls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466cm" svg:height="0.48cm" svg:x="6.781cm" svg:y="8.27cm">
          <text:p text:style-name="P1"><text:span text:style-name="T1">discn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2.698cm" svg:y1="8.239cm" svg:x2="3.042cm" svg:y2="3.689cm" draw:start-shape="id13" draw:start-glue-point="3" draw:end-shape="id14" draw:end-glue-point="6" svg:d="m2698 8239c-751 0-923-4550 344-4550" svg:viewBox="0 0 931 4551">
          <text:p/>
        </draw:connector>
        <draw:custom-shape draw:style-name="gr1" draw:text-style-name="P2" xml:id="id18" draw:id="id18" draw:layer="layout" svg:width="1.779cm" svg:height="1.779cm" svg:x="3.042cm" svg:y="12.416cm">
          <text:p text:style-name="P1"><text:span text:style-name="T1">cl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821cm" svg:y1="3.689cm" svg:x2="6.781cm" svg:y2="8.51cm" draw:start-shape="id14" draw:start-glue-point="10" draw:end-shape="id15" draw:end-glue-point="3" svg:d="m4821 3689c1470 0 490 4821 1960 4821" svg:viewBox="0 0 1961 4822">
          <text:p/>
        </draw:connector>
        <draw:connector draw:style-name="gr3" draw:text-style-name="P1" draw:layer="layout" draw:type="curve" svg:x1="4.821cm" svg:y1="6.894cm" svg:x2="6.781cm" svg:y2="8.51cm" draw:start-shape="id16" draw:start-glue-point="10" draw:end-shape="id15" svg:d="m4821 6894c1470 0 490 1616 1960 1616" svg:viewBox="0 0 1961 1617">
          <text:p/>
        </draw:connector>
        <draw:connector draw:style-name="gr3" draw:text-style-name="P1" draw:layer="layout" draw:type="curve" svg:x1="4.821cm" svg:y1="10.1cm" svg:x2="6.781cm" svg:y2="8.51cm" draw:start-shape="id17" draw:start-glue-point="10" draw:end-shape="id15" svg:d="m4821 10100c1470 0 490-1590 1960-1590" svg:viewBox="0 0 1961 1591">
          <text:p/>
        </draw:connector>
        <draw:connector draw:style-name="gr3" draw:text-style-name="P1" draw:layer="layout" draw:type="curve" svg:x1="4.821cm" svg:y1="13.305cm" svg:x2="6.781cm" svg:y2="8.51cm" draw:start-shape="id18" draw:start-glue-point="10" draw:end-shape="id15" svg:d="m4821 13305c1470 0 490-4795 1960-4795" svg:viewBox="0 0 1961 4796">
          <text:p/>
        </draw:connector>
        <draw:custom-shape draw:style-name="gr1" draw:text-style-name="P3" xml:id="id19" draw:id="id19" draw:layer="layout" svg:width="2.466cm" svg:height="0.48cm" svg:x="2.698cm" svg:y="1.52cm">
          <text:p><text:span text:style-name="T4">PrestrChnl</text:span><text:span text:style-name="T5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3.931cm" svg:y1="2cm" svg:x2="3.931cm" svg:y2="2.8cm" draw:start-shape="id19" draw:start-glue-point="2" draw:end-shape="id14" svg:d="m3931 2000v800" svg:viewBox="0 0 1 801">
          <text:p/>
        </draw:connector>
        <draw:connector draw:style-name="gr2" draw:text-style-name="P1" draw:layer="layout" draw:type="line" svg:x1="3.931cm" svg:y1="5.279cm" svg:x2="3.931cm" svg:y2="6.005cm" draw:start-shape="id20" draw:start-glue-point="2" draw:end-shape="id16" draw:end-glue-point="4" svg:d="m3931 5279v726" svg:viewBox="0 0 1 727">
          <text:p/>
        </draw:connector>
        <draw:connector draw:style-name="gr2" draw:text-style-name="P1" draw:layer="layout" draw:type="line" svg:x1="3.931cm" svg:y1="8.479cm" svg:x2="3.931cm" svg:y2="9.211cm" draw:start-shape="id13" draw:start-glue-point="2" draw:end-shape="id17" draw:end-glue-point="4" svg:d="m3931 8479v732" svg:viewBox="0 0 1 733">
          <text:p/>
        </draw:connector>
        <draw:connector draw:style-name="gr2" draw:text-style-name="P1" draw:layer="layout" draw:type="line" svg:x1="3.931cm" svg:y1="11.778cm" svg:x2="3.931cm" svg:y2="12.416cm" draw:start-shape="id21" draw:start-glue-point="2" draw:end-shape="id18" draw:end-glue-point="4" svg:d="m3931 11778v638" svg:viewBox="0 0 1 639">
          <text:p/>
        </draw:connector>
        <draw:connector draw:style-name="gr2" draw:text-style-name="P1" draw:layer="layout" draw:type="line" svg:x1="9.247cm" svg:y1="8.51cm" svg:x2="10.202cm" svg:y2="8.51cm" draw:start-shape="id15" draw:start-glue-point="1" draw:end-shape="id22" draw:end-glue-point="6" svg:d="m9247 8510h955" svg:viewBox="0 0 956 1">
          <text:p/>
        </draw:connector>
        <draw:connector draw:style-name="gr3" draw:text-style-name="P1" draw:layer="layout" draw:type="line" svg:x1="3.931cm" svg:y1="4.579cm" svg:x2="3.931cm" svg:y2="4.799cm" draw:start-shape="id14" draw:start-glue-point="8" draw:end-shape="id20" draw:end-glue-point="0" svg:d="m3931 4579v220" svg:viewBox="0 0 1 221">
          <text:p/>
        </draw:connector>
        <draw:connector draw:style-name="gr3" draw:text-style-name="P1" draw:layer="layout" draw:type="line" svg:x1="3.931cm" svg:y1="7.784cm" svg:x2="3.931cm" svg:y2="7.999cm" draw:start-shape="id16" draw:start-glue-point="8" draw:end-shape="id13" draw:end-glue-point="0" svg:d="m3931 7784v215" svg:viewBox="0 0 1 216">
          <text:p/>
        </draw:connector>
        <draw:connector draw:style-name="gr3" draw:text-style-name="P1" draw:layer="layout" draw:type="line" svg:x1="3.931cm" svg:y1="10.99cm" svg:x2="3.931cm" svg:y2="11.298cm" draw:start-shape="id17" draw:start-glue-point="8" draw:end-shape="id21" draw:end-glue-point="0" svg:d="m3931 10990v308" svg:viewBox="0 0 1 3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Presenter Session State Transition Diagram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8T07:38:29.88</meta:creation-date>
    <dc:date>2013-05-12T00:14:52.64</dc:date>
    <meta:editing-duration>PT3M28S</meta:editing-duration>
    <meta:editing-cycles>5</meta:editing-cycles>
    <meta:generator>LibreOffice/4.0.0.3$Windows_x86 LibreOffice_project/7545bee9c2a0782548772a21bc84a9dcc583b89</meta:generator>
    <meta:document-statistic meta:object-count="51"/>
  </office:meta>
</office:document-meta>
</file>